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0pt" fo:language="en" fo:country="US" style:font-size-asian="20pt" style:font-size-complex="20pt"/>
    </style:style>
    <style:style style:name="P2" style:family="paragraph" style:parent-style-name="Standard">
      <style:paragraph-properties fo:text-align="center" style:justify-single-word="false"/>
      <style:text-properties fo:language="en" fo:country="U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eam Frontend</text:p>
      <text:p text:style-name="P2">Implementation</text:p>
      <text:p text:style-name="P2"/>
      <text:table-of-content text:style-name="Sect1" text:name="Tartalomjegyzék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Contents_20_Heading">Table of Contents</text:p>
          </text:index-title>
          <text:p text:style-name="P3">Stream Frontend<text:tab/>2</text:p>
          <text:p text:style-name="P4">Reason<text:tab/>2</text:p>
          <text:p text:style-name="P4">Components<text:tab/>2</text:p>
          <text:p text:style-name="P5">Overview<text:tab/>2</text:p>
          <text:p text:style-name="P5">Binary Stream<text:tab/>3</text:p>
          <text:p text:style-name="P5">Character Stream<text:tab/>3</text:p>
          <text:p text:style-name="P6">Content<text:tab/>3</text:p>
          <text:p text:style-name="P6">Encoding<text:tab/>3</text:p>
          <text:p text:style-name="P6">Positioning<text:tab/>3</text:p>
          <text:p text:style-name="P6">Data formatting<text:tab/>4</text:p>
        </text:index-body>
      </text:table-of-content>
      <text:h text:style-name="P7" text:outline-level="1">Reason</text:h>
      <text:p text:style-name="Text_20_body">Any application has two ways for communicating its environment: via events and streams. The events are handled by specific Modules that accept and transfer them to messages processed by other components. For streams, the situation is more complex: the stream comes through a port (keyboard, net socket, COM, etc), and then it must be transformed to entities and messages.</text:p>
      <text:p text:style-name="Text_20_body">This statement is fundamental: finally all streams should become “data”, either it is a serialized data structure, a set of changes or commands from a remote client. They are always entities and messages, and there is a set of rules, which is able to transform the stream to entities, the entities to a stream, or both (serialization: stream persistence or data communication between different worlds in the dust universe). Above this level, there is NO difference among a properties, an XML, or any other stream format – the stream must conform the rule set, and on the other end you can only see entities and messages.</text:p>
      <text:p text:style-name="Text_20_body">The actual business logic of the Module has nothing to do with this transformation process, it only contains the rule set (the “language definition”, and even this is optional!) and the domain that helps selecting the proper type set for the stream. Thus the whole logic is placed into the hierarchical Modules of an independent Domain: the Stream Frontend.</text:p>
      <text:h text:style-name="Heading_20_2" text:outline-level="2">Overview</text:h>
      <text:p text:style-name="Text_20_body">The heart of the processing is the language definition. This is a hierarchy of Template elements, mostly hierarchical blocks of the data content. The first step of parsing is finding these blocks. So the Template elements are: string fractions; references to other template elements; and whitespaces.</text:p>
      <text:p text:style-name="Text_20_body">Inside these blocks we have Expressions. They are used to connect the stream content to data in the world: they are responsible to provide a field definition to the actual stream location; the content will be read into, or generated from that Variant. This can actually be a Field of an entity instance, in which case the Expression is i/o by default. In a more complex case this can be a result of a message, in which case there can be an input and an output message declaration; the result of the output is used on writing the stream, while the input must need the stream data as a parameter. The Expression may also be a “real” expression where the expression string is parsed and evaluated runtime, but this is only valid for languages used for export only.</text:p>
      <text:p text:style-name="Text_20_body">The last level is the Data Formatter, which is responsible for transforming the Variant content to its string representation, and/or vice versa, probably according to a formatting pattern. This pattern may be the part of the language definition, but not necessarily: the stream definition can also have them, and there must be a default pattern for all Variant data types in the current Locale definition, which is used when no other definition applies.</text:p>
      <text:p text:style-name="Text_20_body">As seen before, the Stream Frontend is designed to support both generating and parsing streams; when it comes to serialization, the same rule set must be applied both writing and reading the stream – thus any generic component must support two-way operation.</text:p>
      <text:h text:style-name="Heading_20_1" text:outline-level="1">Components</text:h>
      <text:h text:style-name="Heading_20_2" text:outline-level="2">Templates</text:h>
      <text:p text:style-name="Text_20_body">The templates describe the logical blocks of the stream data. The template items represent their location and organization – but they contain only this: structure and string constants. All the rest belongs to the lower layers. However, some templates rely on Expressions – this is when for example the repetition should occur all the members of a parent entity.</text:p>
      <text:p text:style-name="Text_20_body">When reading, each template item stores its start position, and returns the processing to it on failure, so their parents may try another path.</text:p>
      <text:p text:style-name="Text_20_body">The template item types are the following.</text:p>
      <text:h text:style-name="Heading_20_3" text:outline-level="3">Sequence</text:h>
      <text:p text:style-name="Text_20_body">An array of other Templates, which are executed in their order, both reading and writing.</text:p>
      <text:h text:style-name="Heading_20_3" text:outline-level="3">Optional</text:h>
      <text:p text:style-name="Text_20_body">This template contains an expression if it is used to writing. The result of that expression must be a boolean value, and the contained template is used if that expression evaluates to true.</text:p>
      <text:p text:style-name="Text_20_body">When reading, the contained template is called, and the optional template is accepted either its content is matched (then the stream position is moved after the contained section) or it fails (the position remains the same. If the Expression is writable (it is a field value, or it has a read message), then that expression is set to the actual (true/false) value.</text:p>
      <text:h text:style-name="Heading_20_3" text:outline-level="3">Switch</text:h>
      <text:p text:style-name="Text_20_body">This is an array of templates of which exactly one is used. When reading this means probing the templates, and accepting the first which is found to be valid.</text:p>
      <text:p text:style-name="Text_20_body">To write a Switch, you need to add an Expression that evaluates to a ValueSet (either a field or a result of a message); while you must assign the possible values to the templates. Thus on writing, the expression is evaluated, and the template assigned to the resulted value is used to go on.</text:p>
      <text:p text:style-name="Text_20_body">If the Switch contains a writable Expression, it is set to the value assigned to the matching template.</text:p>
      <text:h text:style-name="Heading_20_3" text:outline-level="3">Repetition</text:h>
      <text:p text:style-name="Text_20_body">When reading, the Repetition template tries to match its content template to the input, and exits when this fails, returning the stream position to the start of the failed attempt; but it always succeeds, because the repetition may be empty.</text:p>
      <text:p text:style-name="Text_20_body">To write a repetition, you must provide an expression that results a collection Variant, and its content will be the base of the repetition. On reading, that variant will be the target of the reading – an empty repetition means an unset collection.</text:p>
      <text:h text:style-name="Heading_20_3" text:outline-level="3">Include</text:h>
      <text:p text:style-name="Text_20_body">The include transfers the process to the identified rule, it is like “calling” another template. The “parameter” of the call is an expression, the data location (target entity) will be the result of the expression. If there is no expression, the new template inherits the actual context of the caller.</text:p>
      <text:h text:style-name="Heading_20_3" text:outline-level="3">Constant</text:h>
      <text:p text:style-name="Text_20_body">A constant string. On writing, this is written to the stream; on reading this is tested; on success the string is removed from the stream.</text:p>
      <text:h text:style-name="Heading_20_3" text:outline-level="3">Whitespace</text:h>
      <text:p text:style-name="Text_20_body">The whitespace handler, it has different in and out parameter. On out it contains the actual number of spaces, linefeed count and if linefeed, indentation commands (increase/decrease). When reading, it accepts the content according to the same settings: spaces, tabs, etc; it can be set if it accepts (one or more) or requires linefeed. Indentation is silently omitted on reading.</text:p>
      <text:h text:style-name="Heading_20_2" text:outline-level="2">Expression</text:h>
      <text:p text:style-name="Text_20_body"/>
      <text:h text:style-name="Heading_20_2" text:outline-level="2">Binary Stream</text:h>
      <text:p text:style-name="Text_20_body">For raw streams the general rule still applies: a rule set is used to generate and read the content from and to entities and messages – but it contains no human readable structuring texts. It is like a .jpg file or a .so binary: it contains a header, and that information is reused when reading the content (the remote aim is to process these files through a language definition).</text:p>
      <text:p text:style-name="Text_20_body">So, the rule set applies here, but extends it a little: the reading is not controlled by the actual content, but a previously loaded header (number of repetition, position of the next content). The language definition must support such extensions in order to be able to process binary files, and only those: these extensions are valid for binary files only!</text:p>
      <text:p text:style-name="Text_20_body">So far this can be:</text:p>
      <text:list text:style-name="TreeList">
        <text:list-item>
          <text:p text:style-name="Tree">repetition count: this named value is a number, which can later be referred to (when reading!), so the previous header field can tell how much times to repeat a certain template element;</text:p>
        </text:list-item>
        <text:list-item>
          <text:p text:style-name="Tree">forward marks: this named value is the start position of the template element, so when reading, and finished a section, the next forward mark is selected, the stream is positioned to it and reading continues with that template and data;</text:p>
        </text:list-item>
        <text:list-item>
          <text:p text:style-name="Tree">padding (filling with a certain value until a boundary).</text:p>
        </text:list-item>
      </text:list>
      <text:h text:style-name="Heading_20_2" text:outline-level="2">Character Stream</text:h>
      <text:p text:style-name="Text_20_body">The Stream is the actual data flow, either in or out. On this level, dust does NOT handle stream positioning, parallel read, write, usage of temp files, etc – that is another level handled by those components that can provide the stream. </text:p>
      <text:h text:style-name="Heading_20_3" text:outline-level="3">Content</text:h>
      <text:p text:style-name="Text_20_body">The content of the Stream is a raw byte buffer – all the rest must be managed by the higher levels. In Java I suppose the java.nio package is the approach that I should use, but I have no experience with it yet.</text:p>
      <text:h text:style-name="Heading_20_3" text:outline-level="3">Encoding</text:h>
      <text:p text:style-name="Text_20_body">The stream must handle the encoding of the content in the case of character streams (both in and out). This means that it must do the conversion between the encoding of the stream and the using dust world. The default world encoding is utf-8 for Java application, but I think it should be global.</text:p>
      <text:h text:style-name="Heading_20_3" text:outline-level="3">Positioning</text:h>
      <text:p text:style-name="Text_20_body">Some languages can not be parsed in one run, it is possible that a portion is read forward, and then dropped on failure, return to a previous state and try reading another way. To support this (which of course should be avoided if possible), the stream can support marking locations, return to previous marks and drop the preceding marks (to release memory when a branch is successfully parsed). Some streams support this automatically, for others this can be emulated by using a memory buffer.</text:p>
      <text:h text:style-name="Heading_20_3" text:outline-level="3">Data formatting</text:h>
      <text:p text:style-name="Text_20_body">Some language definitions contain the value formatting – like parsing an existing log file from an application, the log timestamp format is exactly specified. But in most cases, like transporting some data between worlds, it is not necessarily the part of the language definition to specify the formatting – as long as both parties can refer to the same formatting rules. This can be achieved by the streams: a certain handshaking process before sending the actual content should match not only the character encoding, but the data formatting as well, either by referring to a commonly known rule set (declared in dust generic level), or passing the rules (formatting patterns) themselves.</text:p>
      <text:p text:style-name="Text_20_body">This also means that any persistent stream (where the handshake is impossible because the time of reading and writing differs) should contain this information in a predefined way (like having a file header, or a name extension, etc.)</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99cm" fo:margin-bottom="0cm"/>
      <style:text-properties fo:language="en" fo:country="US"/>
    </style:style>
    <style:style style:name="Text_20_body" style:display-name="Text body" style:family="paragraph" style:parent-style-name="Standard" style:class="text" style:master-page-name="">
      <style:paragraph-properties fo:margin-top="0.199cm" fo:margin-bottom="0cm" fo:orphans="2" fo:widows="2"/>
    </style:style>
    <style:style style:name="Heading" style:family="paragraph" style:parent-style-name="Standard" style:next-style-name="Text_20_body" style:class="text">
      <style:paragraph-properties fo:margin-top="0.42cm" fo:margin-bottom="0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409cm" fo:text-align="center" style:justify-single-word="false"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fo:margin-top="0cm" fo:margin-bottom="0cm"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ree" style:family="paragraph" style:parent-style-name="Text_20_body" style:list-style-name="TreeList">
      <style:paragraph-properties fo:margin-left="0cm" fo:margin-right="0cm" fo:margin-top="0cm" fo:margin-bottom="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reeList">
      <text:list-level-style-bullet text:level="1" text:style-name="Bullet_20_Symbols" style:num-suffix="." text:bullet-char="•">
        <style:list-level-properties text:space-before="0.3cm" text:min-label-width="0.3cm"/>
        <style:text-properties style:font-name="StarSymbol"/>
      </text:list-level-style-bullet>
      <text:list-level-style-bullet text:level="2" text:style-name="Bullet_20_Symbols" style:num-suffix="." text:bullet-char="•">
        <style:list-level-properties text:space-before="0.6cm" text:min-label-width="0.3cm"/>
        <style:text-properties style:font-name="StarSymbol"/>
      </text:list-level-style-bullet>
      <text:list-level-style-bullet text:level="3" text:style-name="Bullet_20_Symbols" style:num-suffix="." text:bullet-char="•">
        <style:list-level-properties text:space-before="0.899cm" text:min-label-width="0.3cm"/>
        <style:text-properties style:font-name="StarSymbol"/>
      </text:list-level-style-bullet>
      <text:list-level-style-bullet text:level="4" text:style-name="Bullet_20_Symbols" style:num-suffix="." text:bullet-char="•">
        <style:list-level-properties text:space-before="1.199cm" text:min-label-width="0.3cm"/>
        <style:text-properties style:font-name="StarSymbol"/>
      </text:list-level-style-bullet>
      <text:list-level-style-bullet text:level="5" text:style-name="Bullet_20_Symbols" style:num-suffix="." text:bullet-char="•">
        <style:list-level-properties text:space-before="1.499cm" text:min-label-width="0.3cm"/>
        <style:text-properties style:font-name="StarSymbol"/>
      </text:list-level-style-bullet>
      <text:list-level-style-bullet text:level="6" text:style-name="Bullet_20_Symbols" style:num-suffix="." text:bullet-char="•">
        <style:list-level-properties text:space-before="1.799cm" text:min-label-width="0.3cm"/>
        <style:text-properties style:font-name="StarSymbol"/>
      </text:list-level-style-bullet>
      <text:list-level-style-bullet text:level="7" text:style-name="Bullet_20_Symbols" style:num-suffix="." text:bullet-char="•">
        <style:list-level-properties text:space-before="2.099cm" text:min-label-width="0.3cm"/>
        <style:text-properties style:font-name="StarSymbol"/>
      </text:list-level-style-bullet>
      <text:list-level-style-bullet text:level="8" text:style-name="Bullet_20_Symbols" style:num-suffix="." text:bullet-char="•">
        <style:list-level-properties text:space-before="2.399cm" text:min-label-width="0.3cm"/>
        <style:text-properties style:font-name="StarSymbol"/>
      </text:list-level-style-bullet>
      <text:list-level-style-bullet text:level="9" text:style-name="Bullet_20_Symbols" style:num-suffix="." text:bullet-char="•">
        <style:list-level-properties text:space-before="2.699cm" text:min-label-width="0.3cm"/>
        <style:text-properties style:font-name="StarSymbol"/>
      </text:list-level-style-bullet>
      <text:list-level-style-bullet text:level="10" text:style-name="Bullet_20_Symbols" style:num-suffix="." text:bullet-char="•">
        <style:list-level-properties text:space-before="2.998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11-05-09T11:06:07</meta:creation-date>
    <dc:date>2011-06-15T16:58:00</dc:date>
    <meta:editing-cycles>132</meta:editing-cycles>
    <meta:editing-duration>P36DT7H13M39S</meta:editing-duration>
    <meta:user-defined meta:name="Info 1"/>
    <meta:user-defined meta:name="Info 2"/>
    <meta:user-defined meta:name="Info 3"/>
    <meta:user-defined meta:name="Info 4"/>
    <meta:document-statistic meta:table-count="0" meta:image-count="0" meta:object-count="0" meta:page-count="6" meta:paragraph-count="65" meta:word-count="1676" meta:character-count="9912"/>
  </office:meta>
</office:document-meta>
</file>